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Courier New" fo:font-size="10.5pt" style:font-name-asian="Courier New" style:font-size-asian="10.5pt" style:font-name-complex="Courier New" style:font-size-complex="10.5pt"/>
    </style:style>
    <style:style style:name="P2" style:family="paragraph" style:parent-style-name="Standard">
      <style:text-properties fo:font-size="10.5pt" style:font-size-asian="10.5pt" style:font-size-complex="10.5pt"/>
    </style:style>
    <style:style style:name="P3" style:family="paragraph" style:parent-style-name="Preformatted_20_Text">
      <style:text-properties style:font-name="Courier New" fo:font-size="10.5pt" style:font-name-asian="Courier New" style:font-size-asian="10.5pt" style:font-name-complex="Courier New" style:font-size-complex="10.5pt"/>
    </style:style>
    <style:style style:name="P4" style:family="paragraph" style:parent-style-name="Preformatted_20_Text">
      <style:text-properties fo:font-size="10.5pt" style:font-size-asian="10.5pt" style:font-size-complex="10.5pt"/>
    </style:style>
    <style:style style:name="P5" style:family="paragraph" style:parent-style-name="Preformatted_20_Text">
      <style:paragraph-properties fo:margin-top="0cm" fo:margin-bottom="0.499cm"/>
      <style:text-properties fo:font-size="10.5pt" style:font-size-asian="10.5pt" style:font-size-complex="10.5pt"/>
    </style:style>
    <style:style style:name="T1" style:family="text">
      <style:text-properties style:font-name="Courier New" style:font-name-asian="Courier New" style:font-name-complex="Courier New"/>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ispiele für Fehler, die LanguageTool (http://www.languagetool.org) erkennt:</text:p>
      <text:p text:style-name="P2"/>
      <text:p text:style-name="P2">Fehler, für die es Java-Regeln gibt:</text:p>
      <text:p text:style-name="P2"/>
      <text:p text:style-name="P4">Wiederholung: Lieber will will ich das nicht.</text:p>
      <text:p text:style-name="P4">Das Komma ist falsch , wegen dem Leerzeichen.</text:p>
      <text:p text:style-name="P4">Das Komma ist auch falsch ,wegen dem Leerzeichen.</text:p>
      <text:p text:style-name="P4">Zwei Kommas oder Punkte,, das ist meist Quatsch..</text:p>
      <text:p text:style-name="P4">ein Satz sollte schon mit einem Großbuchstaben beginnen.</text:p>
      <text:p text:style-name="P4">Das laufen fällt mir leicht.</text:p>
      <text:p text:style-name="P4">Wohin soll es Dann gehen?</text:p>
      <text:p text:style-name="P4">Test einer Diäten- Erhöhung.</text:p>
      <text:p text:style-name="P4">Das spiegelt die Situation wieder.</text:p>
      <text:p text:style-name="P4">Er legt eine alte CD ROM ein.</text:p>
      <text:p text:style-name="P4">Das ist aufwendig, aber nicht zu aufwändig.</text:p>
      <text:p text:style-name="P4">Das ist aufwändig, aber nicht zu aufwendig.</text:p>
      <text:p text:style-name="P4">Das Essen steht auf die Tisch.<text:line-break/>Das Essen steht auf den Tische.<text:line-break/>Das Essen steht auf den Tisches.<text:line-break/>Die schöne Decke des Tisch.<text:line-break/>Das Auto ein Mannes.<text:line-break/>Das Fahrrad des großer Mannes.</text:p>
      <text:p text:style-name="P4"/>
      <text:p text:style-name="P2">Fehler, für die es Patterns gibt (siehe rules/de/grammar.xml):</text:p>
      <text:p text:style-name="P2"/>
      <text:p text:style-name="P4">Die SPD meuchelt aus versehen ihren Chef.</text:p>
      <text:p text:style-name="P4">Meine fragen hat bislang keiner gelesen.</text:p>
      <text:p text:style-name="P4">Möglicher Weise ist die Gelbphase zu kurz eingestellt.</text:p>
      <text:p text:style-name="P4">... sie mit einem Maulkorb herumlaufen zu lasen.</text:p>
      <text:p text:style-name="P4">Einer verbreiteten legende nach ist dieser Satz aus guten gründen falsch.</text:p>
      <text:p text:style-name="P4">Was ist ein ökonomischer Gottesdienst?</text:p>
      <text:p text:style-name="P4">Aber denn haben Sie ja schon.</text:p>
      <text:p text:style-name="P4">Da konnte ich meine Finger nicht mehr im Zaun halten.</text:p>
      <text:p text:style-name="P4">Da würde ich auch Bescheide sagen. Da würde ich auch Bescheids geben.</text:p>
      <text:p text:style-name="P4">Müller wird zum Aufständler und Rebellen wieder Willen. Das Für und Wieder sollte ohne wenn und aber erwogen werden.</text:p>
      <text:p text:style-name="P4">Ich veralte auf diese Weise so um die 100 E-Mail-Adressen. Das war es auch von wieder von mir. Internet mit ohne Schnur. Bitte halte mich auf dem laufenden. Sie können dies als Service für Ihre bereit bestehende Seite benutzen.</text:p>
      <text:p text:style-name="P4">Plötzlich liefen auf einmal alle durch einander. Sie hatten einander gegenseitig so lieb. Zwischen 2004 bis 2005, zwischen Montag bis Freitag.</text:p>
      <text:p text:style-name="P4">Er versuchte es zu zumachen. Er versuchte es auf zu machen. Meines Wissens nach kann diese Redewendung total nervig sein.</text:p>
      <text:p text:style-name="P4">Zu erst wussten wir nicht so genau, was wir überhaupt machen sollten.</text:p>
      <text:p text:style-name="P4">In den räumen wurde es dunkel. Die über quellenden Mülleimer.</text:p>
      <text:p text:style-name="P4">Ich bekam es mit der angst zu tun. Das ist ein Bisschen blöd.</text:p>
      <text:p text:style-name="P4">Was wünscht du dir zu Weihnachten? Wenn du abrutscht, fange ich dich auf.</text:p>
      <text:p text:style-name="P4">Es lief wieder exakt genauso wie beim vorherigen Versuch.</text:p>
      <text:p text:style-name="P4">Seid einigen Tagen läuft alles wieder normal. Sie gab ihre PIN-Nummer ein.</text:p>
      <text:p text:style-name="P4">Verständlicher Weise wollte er nicht mitmachen.</text:p>
      <text:p text:style-name="P4">Beiträge, die etwas wichtiges über den Verlauf verraten, bitte kennzeichnen.</text:p>
      <text:p text:style-name="P4">Gemäß des Beschlusses der Kultusministerkonferenz <text:span text:style-name="T1">…</text:span></text:p>
      <text:p text:style-name="P3">Sie fiel plötzlich aus der rolle. Wir Treffen uns später.</text:p>
      <text:p text:style-name="P3">Ihr müsst wo anders danach suchen. Die hecke soll geschnitten werden.</text:p>
      <text:p text:style-name="P1">Wir haben es bereits schon eine Millionen Mal mit schlechtem gewissen getan, obwohl es in vielen fällen rechtlich legal war. Es war freilich ein sehr schmaler Grad, auf dem wir uns da Kreuz und quer bewegten, deswegen machten wir uns sorgen. Wir versuchten zwar, im voraus licht ins dunkel zu bringen, indem wir <text:s/>die juristische Literatur studierten, um die Wahrheit ans helle licht zu bringen, aber die Lage war zu undurchschaubar. Es gelang uns jedoch <text:soft-page-break/>nicht, daraus nutzen zu ziehen. Wir taten das alles natürlich auf eigene kosten, was uns auf die nerven ging, doch diese Praxis ist gang und gebe.</text:p>
      <text:p text:style-name="P5">Dahinter verbirgt sich nichts gutes.</text:p>
      <text:p text:style-name="P5">Mit Freundlichen grüßen,<text:line-break/>Manuela Musterm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Deutsche Beispiel-Fehler für LanguageTool</dc:title>
    <meta:creation-date>2005-12-04T15:04:24</meta:creation-date>
    <dc:creator>Jan Schreiber</dc:creator>
    <dc:date>2011-11-14T12:25:00.23</dc:date>
    <dc:language>de-DE</dc:language>
    <meta:editing-cycles>49</meta:editing-cycles>
    <meta:editing-duration>PT12H26M12S</meta:editing-duration>
    <meta:document-statistic meta:table-count="0" meta:image-count="0" meta:object-count="0" meta:page-count="2" meta:paragraph-count="43" meta:word-count="527" meta:character-count="3249"/>
    <meta:user-defined meta:name="Info 1"/>
    <meta:user-defined meta:name="Info 2"/>
    <meta:user-defined meta:name="Info 3"/>
    <meta:user-defined meta:name="Info 4"/>
  </office:meta>
</office:document-meta>
</file>